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llingSockJsSession.writeFrame( SockJsFrame 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llingSockJsSession.handleRequestInternal( ServerHttpRequest request , ServerHttpResponse response , boolean initial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llingSockJsSession.PollingSockJsSession( String sessionId , SockJsServiceConfig config , WebSocketHandler wsHandler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SockJsSession.flush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